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2cm" style:rel-column-width="2025*"/>
    </style:style>
    <style:style style:name="Tableau2.B" style:family="table-column">
      <style:table-column-properties style:column-width="4.604cm" style:rel-column-width="2610*"/>
    </style:style>
    <style:style style:name="Tableau2.C" style:family="table-column">
      <style:table-column-properties style:column-width="1.323cm" style:rel-column-width="750*"/>
    </style:style>
    <style:style style:name="Tableau2.E" style:family="table-column">
      <style:table-column-properties style:column-width="3.228cm" style:rel-column-width="1830*"/>
    </style:style>
    <style:style style:name="Tableau2.F" style:family="table-column">
      <style:table-column-properties style:column-width="2.963cm" style:rel-column-width="1680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rebuchet MS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4 : Modélisation et Implémentation d'une BDD</text:h>
      <text:h text:style-name="P11" text:outline-level="1">04/04/2018</text:h>
      <text:p text:style-name="P2"/>
      <text:p text:style-name="P7">Rôles :</text:p>
      <text:p text:style-name="P5"><text:tab/><text:tab/><text:tab/><text:tab/><text:span text:style-name="T1">Matthieu CARTERON<text:tab/>: Chef de projet, planification</text:span></text:p>
      <text:p text:style-name="P6"><text:tab/><text:tab/><text:tab/><text:tab/>Julien LIGUORI<text:tab/><text:tab/>: </text:p>
      <text:p text:style-name="P6"><text:tab/><text:tab/><text:tab/><text:tab/>Antoine CASENOVE<text:tab/>: </text:p>
      <text:p text:style-name="P6"><text:tab/><text:tab/><text:tab/><text:tab/>Nacim MOUSSAOUI<text:tab/>: </text:p>
      <text:p text:style-name="P3"/>
      <text:p text:style-name="P4">Objectifs SMART :</text:p>
      <text:p text:style-name="P15"><text:tab/>- Modéliser en 2 jours, une base de donnée avec la méthode MERISE, représentant <text:tab/> <text:s/>les données utiles à la mise en place d'un commerce.</text:p>
      <text:p text:style-name="P13"><text:tab/>- Implémenter en 3 jours, la base de donnée avec MySQL.</text:p>
      <text:p text:style-name="P13"><text:tab/>- Écrire en 3 jours, des requêtes intuitives permettant de récupérer des <text:tab/><text:tab/> <text:s/>informations utiles pour le commerce.</text:p>
      <text:p text:style-name="P13"><text:tab/>- Écrire en 3 jours, des procédures utiles permettant d'ajouter de manipuler les <text:tab/> <text:s/>tables.</text:p>
      <text:p text:style-name="P4"/>
      <text:p text:style-name="P4">Périmètre :</text:p>
      <text:p text:style-name="P13"><text:tab/>- Le commerce sera implémenté en Grèce et en Égypte.</text:p>
      <text:p text:style-name="P13"><text:tab/>- Les petits commerces ne seront pas pris en compte.</text:p>
      <text:p text:style-name="P4"/>
      <text:p text:style-name="P4">Livrables :</text:p>
      <text:p text:style-name="P13"><text:tab/>- Base de donnée organisée et remplie.</text:p>
      <text:p text:style-name="P15"><text:tab/><text:tab/>- Requêtes souhaitées.</text:p>
      <text:p text:style-name="P15"><text:tab/><text:tab/>- Procédures stockées souhaitées.</text:p>
      <text:p text:style-name="P13"><text:tab/><text:tab/>- Déclencheurs garantissant l'intégrité référentielle.</text:p>
      <text:p text:style-name="P14"><text:tab/>- Boîte à moustache représentant le total d'achat par provinces.</text:p>
      <text:p text:style-name="P14"><text:tab/>- Explications détaillées des opérations ayant permis d'intégrer les données.</text:p>
      <text:p text:style-name="P4"/>
      <text:p text:style-name="P4">Tâches à accomplir :</text:p>
      <text:p text:style-name="P15"><text:tab/>A<text:tab/>: Concevoir le dictionnaire de données<text:tab/><text:tab/><text:tab/>(<text:span text:style-name="T2">4 heures</text:span>)</text:p>
      <text:p text:style-name="P15"><text:tab/>B<text:tab/>: Établir les dépendances fonctionnelles<text:tab/><text:tab/>(<text:span text:style-name="T2">2 heures</text:span>)</text:p>
      <text:p text:style-name="P15"><text:tab/>C<text:tab/>: Concevoir MCD<text:tab/><text:tab/><text:tab/><text:tab/><text:tab/><text:tab/>(<text:span text:style-name="T2">20 heures</text:span>)</text:p>
      <text:p text:style-name="P15"><text:tab/>D<text:tab/>: Concevoir MLD<text:tab/><text:tab/><text:tab/><text:tab/><text:tab/><text:tab/>(<text:span text:style-name="T2">22 heures</text:span>)</text:p>
      <text:p text:style-name="P15"><text:tab/>E<text:tab/>: Créer la base de donnée et les tables<text:tab/><text:tab/><text:tab/>(<text:span text:style-name="T2">12 heures</text:span>)</text:p>
      <text:p text:style-name="P15"><text:tab/>F<text:tab/>: Implémenter les données<text:tab/><text:tab/><text:tab/><text:tab/>(<text:span text:style-name="T2">15 heures</text:span>)</text:p>
      <text:p text:style-name="P15"><text:tab/>G<text:tab/>: Écrire les requêtes<text:tab/><text:tab/><text:tab/><text:tab/><text:tab/>(<text:span text:style-name="T2">15 heures</text:span>)</text:p>
      <text:p text:style-name="P15"><text:tab/>H<text:tab/>: Écrire les procédures stockées<text:tab/><text:tab/><text:tab/><text:tab/>(<text:span text:style-name="T2">15 heures</text:span>)</text:p>
      <text:p text:style-name="P15"><text:tab/>I<text:tab/>: Mettre en place les déclencheurs<text:tab/><text:tab/><text:tab/>(<text:span text:style-name="T2">15 heures</text:span>)</text:p>
      <text:p text:style-name="P13"><text:tab/>J<text:tab/>: Réaliser la présentation<text:tab/><text:tab/><text:tab/><text:tab/><text:tab/>(<text:span text:style-name="T2">72 heures</text:span>)</text:p>
      <text:p text:style-name="P13"/>
      <text:p text:style-name="P4">Diagramme PERT :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9">Critères</text:p>
          </table:table-cell>
          <table:table-cell table:style-name="Tableau2.A1" office:value-type="string">
            <text:p text:style-name="P9">Indicateurs</text:p>
          </table:table-cell>
          <table:table-cell table:style-name="Tableau2.A1" office:value-type="string">
            <text:p text:style-name="P9">OUI</text:p>
          </table:table-cell>
          <table:table-cell table:style-name="Tableau2.A1" office:value-type="string">
            <text:p text:style-name="P9">NON</text:p>
          </table:table-cell>
          <table:table-cell table:style-name="Tableau2.A1" office:value-type="string">
            <text:p text:style-name="P9">Observations</text:p>
          </table:table-cell>
          <table:table-cell table:style-name="Tableau2.F1" office:value-type="string">
            <text:p text:style-name="P9">A capitaliser</text:p>
          </table:table-cell>
        </table:table-row>
        <table:table-row>
          <table:table-cell table:style-name="Tableau2.A2" office:value-type="string">
            <text:p text:style-name="P8">Pertinence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Cohérence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Synergie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Efficacité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Efficience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Durabilité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Impact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  <table:table-row>
          <table:table-cell table:style-name="Tableau2.A2" office:value-type="string">
            <text:p text:style-name="P8">Flexibilité</text:p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B2">
            <text:p text:style-name="P8"/>
          </table:table-cell>
          <table:table-cell table:style-name="Tableau2.F2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4-04T12:18:25.71</dc:date>
    <meta:editing-duration>P1DT10H5M44S</meta:editing-duration>
    <meta:editing-cycles>417</meta:editing-cycles>
    <meta:generator>OpenOffice/4.1.5$Win32 OpenOffice.org_project/415m1$Build-9789</meta:generator>
    <dc:creator>Matthieu Carteron</dc:creator>
    <meta:document-statistic meta:table-count="1" meta:image-count="0" meta:object-count="0" meta:page-count="1" meta:paragraph-count="50" meta:word-count="266" meta:character-count="1692"/>
  </office:meta>
</office:document-meta>
</file>